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color="#666666" style:font-name="Trebuchet MS" fo:font-size="13pt" style:font-name-asian="Trebuchet MS1" style:font-size-asian="13pt" style:font-name-complex="Trebuchet MS1" style:font-size-complex="13pt"/>
    </style:style>
    <style:style style:name="P3" style:family="paragraph" style:parent-style-name="Standard">
      <style:paragraph-properties fo:margin-top="0in" fo:margin-bottom="0in" loext:contextual-spacing="false" fo:text-align="center" style:justify-single-word="false" fo:padding="0in" fo:border="none"/>
      <style:text-properties fo:color="#666666" style:font-name="Trebuchet MS" fo:font-size="13pt" style:font-name-asian="Trebuchet MS1" style:font-size-asian="13pt" style:font-name-complex="Trebuchet MS1" style:font-size-complex="13pt"/>
    </style:style>
    <style:style style:name="P4" style:family="paragraph" style:parent-style-name="Standard">
      <style:paragraph-properties fo:margin-top="0in" fo:margin-bottom="0in" loext:contextual-spacing="false" fo:text-align="start" style:justify-single-word="false" fo:padding="0in" fo:border="none"/>
      <style:text-properties fo:color="#666666" style:font-name="Trebuchet MS" fo:font-size="13pt" style:font-name-asian="Trebuchet MS1" style:font-size-asian="13pt" style:font-name-complex="Trebuchet MS1" style:font-size-complex="13pt"/>
    </style:style>
    <style:style style:name="P5" style:family="paragraph" style:parent-style-name="Standard">
      <style:paragraph-properties fo:margin-top="0in" fo:margin-bottom="0in" loext:contextual-spacing="false" fo:padding="0in" fo:border="none"/>
      <style:text-properties fo:color="#666666" style:font-name="Times New Roman" fo:font-size="13pt" fo:font-weight="bold" style:font-name-asian="Times New Roman1" style:font-size-asian="13pt" style:font-weight-asian="bold" style:font-name-complex="Times New Roman1" style:font-size-complex="13pt"/>
    </style:style>
    <style:style style:name="P6" style:family="paragraph" style:parent-style-name="Standard">
      <style:paragraph-properties fo:margin-top="0in" fo:margin-bottom="0in" loext:contextual-spacing="false" fo:text-align="start" style:justify-single-word="false" fo:padding="0in" fo:border="none"/>
      <style:text-properties fo:color="#666666" style:font-name="Times New Roman" fo:font-size="13pt" fo:font-weight="bold" style:font-name-asian="Times New Roman1" style:font-size-asian="13pt" style:font-weight-asian="bold" style:font-name-complex="Times New Roman1" style:font-size-complex="13pt"/>
    </style:style>
    <style:style style:name="P7" style:family="paragraph" style:parent-style-name="Standard">
      <style:paragraph-properties fo:margin-top="0in" fo:margin-bottom="0in" loext:contextual-spacing="false" fo:text-align="center" style:justify-single-word="false" fo:padding="0in" fo:border="none"/>
    </style:style>
    <style:style style:name="P8" style:family="paragraph" style:parent-style-name="Standard">
      <style:paragraph-properties fo:margin-top="0in" fo:margin-bottom="0in" loext:contextual-spacing="false" fo:text-align="start" style:justify-single-word="false" fo:padding="0in" fo:border="none"/>
    </style:style>
    <style:style style:name="P9" style:family="paragraph" style:parent-style-name="Standard">
      <style:paragraph-properties fo:margin-top="0in" fo:margin-bottom="0in" loext:contextual-spacing="false" fo:padding="0in" fo:border="none"/>
      <style:text-properties style:font-name="Trebuchet MS" fo:font-size="13pt" style:font-name-asian="Trebuchet MS1" style:font-size-asian="13pt" style:font-name-complex="Trebuchet MS1" style:font-size-complex="13pt"/>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left="0in" fo:margin-right="0in" fo:margin-top="0in" fo:margin-bottom="0in" loext:contextual-spacing="false" fo:text-indent="0in" style:auto-text-indent="false" fo:padding="0in" fo:border="none"/>
      <style:text-properties fo:color="#666666" style:font-name="Times New Roman" fo:font-size="13pt" fo:font-weight="bold" style:font-name-asian="Times New Roman1" style:font-size-asian="13pt" style:font-weight-asian="bold" style:font-name-complex="Times New Roman1" style:font-size-complex="13pt"/>
    </style:style>
    <style:style style:name="P13" style:family="paragraph" style:parent-style-name="Standard">
      <style:paragraph-properties fo:margin-left="0in" fo:margin-right="0in" fo:margin-top="0in" fo:margin-bottom="0in" loext:contextual-spacing="false" fo:text-indent="0in" style:auto-text-indent="false" fo:break-before="page" fo:padding="0in" fo:border="none"/>
    </style:style>
    <style:style style:name="P14" style:family="paragraph" style:parent-style-name="Standard">
      <style:paragraph-properties fo:margin-left="0in" fo:margin-right="0in" fo:margin-top="0in" fo:margin-bottom="0in" loext:contextual-spacing="false" fo:text-indent="0in" style:auto-text-indent="false"/>
    </style:style>
    <style:style style:name="P15" style:family="paragraph" style:parent-style-name="Standard">
      <style:paragraph-properties fo:margin-left="0.5in" fo:margin-right="0in" fo:margin-top="0in" fo:margin-bottom="0in" loext:contextual-spacing="false" fo:text-indent="0in" style:auto-text-indent="false" fo:padding="0in" fo:border="none"/>
    </style:style>
    <style:style style:name="P16" style:family="paragraph" style:parent-style-name="Standard">
      <style:paragraph-properties fo:margin-left="0.5in" fo:margin-right="0in" fo:margin-top="0in" fo:margin-bottom="0in" loext:contextual-spacing="false" fo:text-align="start" style:justify-single-word="false" fo:text-indent="0in" style:auto-text-indent="false" fo:padding="0in" fo:border="none"/>
    </style:style>
    <style:style style:name="P17"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5in" fo:margin-right="0in" fo:margin-top="0in" fo:margin-bottom="0in" loext:contextual-spacing="false" fo:text-indent="0in" style:auto-text-indent="false"/>
    </style:style>
    <style:style style:name="P19" style:family="paragraph" style:parent-style-name="Standard">
      <style:paragraph-properties fo:margin-left="0.75in" fo:margin-right="0in" fo:margin-top="0in" fo:margin-bottom="0in" loext:contextual-spacing="false" fo:text-indent="0in" style:auto-text-indent="false" fo:padding="0in" fo:border="none"/>
    </style:style>
    <style:style style:name="P20" style:family="paragraph" style:parent-style-name="Standard">
      <style:paragraph-properties fo:margin-left="0.75in" fo:margin-right="0in" fo:margin-top="0in" fo:margin-bottom="0in" loext:contextual-spacing="false" fo:text-indent="0in" style:auto-text-indent="false" fo:padding="0in" fo:border="none"/>
      <style:text-properties fo:color="#1155cc" style:text-underline-style="solid" style:text-underline-width="auto" style:text-underline-color="font-color"/>
    </style:style>
    <style:style style:name="P21" style:family="paragraph" style:parent-style-name="Standard">
      <style:paragraph-properties fo:margin-left="0.25in" fo:margin-right="0in" fo:margin-top="0in" fo:margin-bottom="0in" loext:contextual-spacing="false" fo:text-indent="0in" style:auto-text-indent="false" fo:padding="0in" fo:border="none"/>
    </style:style>
    <style:style style:name="P22" style:family="paragraph" style:parent-style-name="Standard">
      <style:paragraph-properties fo:margin-left="0.75in" fo:margin-right="0in" fo:margin-top="0in" fo:margin-bottom="0in" loext:contextual-spacing="false" fo:text-indent="-0.25in" style:auto-text-indent="false" fo:padding="0in" fo:border="none"/>
    </style:style>
    <style:style style:name="P23" style:family="paragraph" style:parent-style-name="Standard">
      <style:paragraph-properties fo:margin-left="0.5in" fo:margin-right="0in" fo:margin-top="0in" fo:margin-bottom="0in" loext:contextual-spacing="false" fo:text-indent="0.5in" style:auto-text-indent="false" fo:padding="0in" fo:border="none"/>
    </style:style>
    <style:style style:name="P24" style:family="paragraph" style:parent-style-name="Standard">
      <style:paragraph-properties fo:margin-left="0.5in" fo:margin-right="0in" fo:margin-top="0in" fo:margin-bottom="0in" loext:contextual-spacing="false" fo:text-align="start" style:justify-single-word="false" fo:text-indent="0.5in" style:auto-text-indent="false" fo:padding="0in" fo:border="none"/>
    </style:style>
    <style:style style:name="P25" style:family="paragraph" style:parent-style-name="Standard">
      <style:paragraph-properties fo:margin-left="0.5in" fo:margin-right="0in" fo:margin-top="0in" fo:margin-bottom="0in" loext:contextual-spacing="false" fo:text-align="start" style:justify-single-word="false" fo:text-indent="0.5in" style:auto-text-indent="false" fo:padding="0in" fo:border="none"/>
      <style:text-properties fo:color="#666666" style:font-name="Trebuchet MS" fo:font-size="13pt" style:font-name-asian="Trebuchet MS1" style:font-size-asian="13pt" style:font-name-complex="Trebuchet MS1" style:font-size-complex="13pt"/>
    </style:style>
    <style:style style:name="P26" style:family="paragraph" style:parent-style-name="Standard">
      <style:paragraph-properties fo:margin-left="0in" fo:margin-right="0in" fo:margin-top="0in" fo:margin-bottom="0in" loext:contextual-spacing="false" fo:text-indent="0.5in" style:auto-text-indent="false" fo:padding="0in" fo:border="none"/>
    </style:style>
    <style:style style:name="P27" style:family="paragraph" style:parent-style-name="Standard">
      <style:paragraph-properties fo:margin-left="0in" fo:margin-right="0in" fo:margin-top="0in" fo:margin-bottom="0in" loext:contextual-spacing="false" fo:text-align="start" style:justify-single-word="false" fo:text-indent="0.5in" style:auto-text-indent="false" fo:padding="0in" fo:border="none"/>
    </style:style>
    <style:style style:name="P28" style:family="paragraph" style:parent-style-name="Standard">
      <style:paragraph-properties fo:margin-left="0in" fo:margin-right="0in" fo:margin-top="0in" fo:margin-bottom="0in" loext:contextual-spacing="false" fo:text-align="start" style:justify-single-word="false" fo:text-indent="0.5in" style:auto-text-indent="false" fo:padding="0in" fo:border="none"/>
      <style:text-properties fo:color="#666666" style:font-name="Trebuchet MS" fo:font-size="13pt" style:font-name-asian="Trebuchet MS1" style:font-size-asian="13pt" style:font-name-complex="Trebuchet MS1" style:font-size-complex="13pt"/>
    </style:style>
    <style:style style:name="P29" style:family="paragraph" style:parent-style-name="Standard">
      <style:paragraph-properties fo:margin-left="0in" fo:margin-right="0in" fo:margin-top="0in" fo:margin-bottom="0in" loext:contextual-spacing="false" fo:text-indent="0.5in" style:auto-text-indent="false"/>
    </style:style>
    <style:style style:name="P30" style:family="paragraph" style:parent-style-name="Standard">
      <style:paragraph-properties fo:margin-left="1in" fo:margin-right="0in" fo:margin-top="0in" fo:margin-bottom="0in" loext:contextual-spacing="false" fo:text-indent="0in" style:auto-text-indent="false"/>
    </style:style>
    <style:style style:name="P31" style:family="paragraph" style:parent-style-name="Standard">
      <style:paragraph-properties fo:margin-left="1.5in" fo:margin-right="0in" fo:margin-top="0in" fo:margin-bottom="0in" loext:contextual-spacing="false" fo:text-align="start" style:justify-single-word="false" fo:text-indent="0in" style:auto-text-indent="false" fo:padding="0in" fo:border="none"/>
    </style:style>
    <style:style style:name="P32" style:family="paragraph" style:parent-style-name="Standard">
      <style:paragraph-properties fo:margin-left="1.5in" fo:margin-right="0in" fo:margin-top="0in" fo:margin-bottom="0in" loext:contextual-spacing="false" fo:text-indent="0in" style:auto-text-indent="false" fo:padding="0in" fo:border="none"/>
      <style:text-properties fo:color="#666666" style:font-name="Trebuchet MS" fo:font-size="13pt" style:font-name-asian="Trebuchet MS1" style:font-size-asian="13pt" style:font-name-complex="Trebuchet MS1" style:font-size-complex="13pt"/>
    </style:style>
    <style:style style:name="P33" style:family="paragraph" style:parent-style-name="Standard">
      <style:paragraph-properties fo:margin-left="1.5in" fo:margin-right="0in" fo:margin-top="0in" fo:margin-bottom="0in" loext:contextual-spacing="false" fo:text-align="start" style:justify-single-word="false" fo:text-indent="0in" style:auto-text-indent="false" fo:padding="0in" fo:border="none"/>
      <style:text-properties fo:color="#666666" style:font-name="Trebuchet MS" fo:font-size="13pt" style:font-name-asian="Trebuchet MS1" style:font-size-asian="13pt" style:font-name-complex="Trebuchet MS1" style:font-size-complex="13pt"/>
    </style:style>
    <style:style style:name="P34" style:family="paragraph" style:parent-style-name="Standard">
      <style:paragraph-properties fo:margin-left="1in" fo:margin-right="0in" fo:margin-top="0in" fo:margin-bottom="0in" loext:contextual-spacing="false" fo:text-indent="0.5in" style:auto-text-indent="false" fo:padding="0in" fo:border="none"/>
    </style:style>
    <style:style style:name="P35" style:family="paragraph" style:parent-style-name="Standard">
      <style:paragraph-properties fo:margin-left="1in" fo:margin-right="0in" fo:margin-top="0in" fo:margin-bottom="0in" loext:contextual-spacing="false" fo:text-indent="0.5in" style:auto-text-indent="false"/>
    </style:style>
    <style:style style:name="P36" style:family="paragraph" style:parent-style-name="Standard" style:list-style-name="WWNum2">
      <style:paragraph-properties fo:margin-left="2in" fo:margin-right="0in" fo:margin-top="0in" fo:margin-bottom="0in" loext:contextual-spacing="true" fo:text-indent="-0.25in" style:auto-text-indent="false" fo:padding="0in" fo:border="none"/>
    </style:style>
    <style:style style:name="P37" style:family="paragraph" style:parent-style-name="Standard" style:list-style-name="WWNum1">
      <style:paragraph-properties fo:margin-left="2in" fo:margin-right="0in" fo:margin-top="0in" fo:margin-bottom="0in" loext:contextual-spacing="true" fo:text-indent="-0.25in" style:auto-text-indent="false" fo:padding="0in" fo:border="none"/>
    </style:style>
    <style:style style:name="P38" style:family="paragraph" style:parent-style-name="Standard" style:list-style-name="WWNum3">
      <style:paragraph-properties fo:margin-left="2in" fo:margin-right="0in" fo:margin-top="0in" fo:margin-bottom="0in" loext:contextual-spacing="true" fo:text-indent="-0.25in" style:auto-text-indent="false" fo:padding="0in" fo:border="none"/>
    </style:style>
    <style:style style:name="P39" style:family="paragraph" style:parent-style-name="Heading_20_2">
      <style:paragraph-properties fo:margin-top="0.139in" fo:margin-bottom="0in" loext:contextual-spacing="false" fo:padding="0in" fo:border="none"/>
    </style:style>
    <style:style style:name="P40" style:family="paragraph" style:parent-style-name="Heading_20_2">
      <style:paragraph-properties fo:margin-top="0.139in" fo:margin-bottom="0in" loext:contextual-spacing="false"/>
    </style:style>
    <style:style style:name="P41" style:family="paragraph" style:parent-style-name="Heading_20_3">
      <style:paragraph-properties fo:margin-top="0.111in" fo:margin-bottom="0in" loext:contextual-spacing="false" fo:text-align="center" style:justify-single-word="false"/>
    </style:style>
    <style:style style:name="P42" style:family="paragraph" style:parent-style-name="Heading_20_3">
      <style:paragraph-properties fo:margin-top="0.111in" fo:margin-bottom="0in" loext:contextual-spacing="false" fo:padding="0in" fo:border="none"/>
    </style:style>
    <style:style style:name="P43" style:family="paragraph" style:parent-style-name="Heading_20_3">
      <style:paragraph-properties fo:margin-top="0.111in" fo:margin-bottom="0in" loext:contextual-spacing="false" fo:line-height="100%" fo:keep-together="always" fo:padding="0in" fo:border="none" fo:keep-with-next="always"/>
    </style:style>
    <style:style style:name="P44" style:family="paragraph" style:parent-style-name="Heading_20_3">
      <style:paragraph-properties fo:margin-left="0.5in" fo:margin-right="0in" fo:margin-top="0.111in" fo:margin-bottom="0in" loext:contextual-spacing="false" fo:text-indent="0in" style:auto-text-indent="false"/>
    </style:style>
    <style:style style:name="P45" style:family="paragraph" style:parent-style-name="Heading_20_1">
      <style:paragraph-properties fo:margin-top="0.139in" fo:margin-bottom="0in" loext:contextual-spacing="false" fo:padding="0in" fo:border="none"/>
    </style:style>
    <style:style style:name="P46" style:family="paragraph" style:parent-style-name="Heading_20_1">
      <style:paragraph-properties fo:margin-top="0.139in" fo:margin-bottom="0in" loext:contextual-spacing="false" fo:line-height="100%" fo:keep-together="always" fo:padding="0in" fo:border="none" fo:keep-with-next="always"/>
    </style:style>
    <style:style style:name="P47" style:family="paragraph" style:parent-style-name="Heading_20_1">
      <style:paragraph-properties fo:margin-top="0.139in" fo:margin-bottom="0in" loext:contextual-spacing="false" fo:line-height="100%" fo:keep-together="always" fo:break-before="page" fo:padding="0in" fo:border="none" fo:keep-with-next="always"/>
    </style:style>
    <style:style style:name="P48" style:family="paragraph" style:parent-style-name="Title" style:master-page-name="Standard">
      <style:paragraph-properties fo:margin-top="0in" fo:margin-bottom="0in" loext:contextual-spacing="false" fo:text-align="center" style:justify-single-word="false" style:page-number="1" fo:padding="0in" fo:border="none"/>
    </style:style>
    <style:style style:name="T1" style:family="text">
      <style:text-properties fo:color="#666666" style:font-name="Trebuchet MS" fo:font-size="13pt" style:font-name-asian="Trebuchet MS1" style:font-size-asian="13pt" style:font-name-complex="Trebuchet MS1" style:font-size-complex="13pt"/>
    </style:style>
    <style:style style:name="T2" style:family="text">
      <style:text-properties fo:color="#666666" style:font-name="Trebuchet MS" fo:font-size="13pt" style:text-underline-style="none" style:font-name-asian="Trebuchet MS1" style:font-size-asian="13pt" style:font-name-complex="Trebuchet MS1" style:font-size-complex="13pt"/>
    </style:style>
    <style:style style:name="T3" style:family="text">
      <style:text-properties style:font-name="Trebuchet MS" fo:font-size="13pt" fo:font-weight="bold" style:font-name-asian="Trebuchet MS1" style:font-size-asian="13pt" style:font-weight-asian="bold" style:font-name-complex="Trebuchet MS1" style:font-size-complex="13pt"/>
    </style:style>
    <style:style style:name="T4" style:family="text">
      <style:text-properties style:font-name="Trebuchet MS" fo:font-size="13pt" style:font-name-asian="Trebuchet MS1" style:font-size-asian="13pt" style:font-name-complex="Trebuchet MS1" style:font-size-complex="13pt"/>
    </style:style>
    <style:style style:name="T5" style:family="text">
      <style:text-properties style:font-name="Trebuchet MS" fo:font-size="12pt" fo:font-weight="bold" style:font-name-asian="Trebuchet MS1" style:font-size-asian="12pt" style:font-weight-asian="bold" style:font-name-complex="Trebuchet MS1" style:font-size-complex="12pt"/>
    </style:style>
    <style:style style:name="T6" style:family="text">
      <style:text-properties fo:color="#1155cc" style:text-underline-style="solid" style:text-underline-width="auto" style:text-underline-color="font-color"/>
    </style:style>
    <style:style style:name="T7" style:family="text">
      <style:text-properties fo:color="#0000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3awxsw48vuu9"/>Finals Nightmare (Working Title)</text:p>
      <text:p text:style-name="P41"><text:bookmark text:name="_iaqoqce2tqvl"/>Blake Simmel, Matt Durrin, David Rich, and Jason Haroldson</text:p>
      <text:p text:style-name="P3"/>
      <text:p text:style-name="P4"/>
      <text:p text:style-name="P4"/>
      <text:p text:style-name="P4"/>
      <text:p text:style-name="P4"/>
      <text:p text:style-name="P4"/>
      <text:p text:style-name="P4"/>
      <text:p text:style-name="P7"><text:span text:style-name="T1">Revision: 0.1.0</text:span></text:p>
      <text:p text:style-name="P3"/>
      <text:p text:style-name="P7"><text:span text:style-name="T1">GDD Template Written by: Benjamin “HeadClot” Stanley</text:span></text:p>
      <text:p text:style-name="P3"/>
      <text:p text:style-name="P3"/>
      <text:p text:style-name="P7"><text:span text:style-name="T1">Special thanks to Alec Markarian</text:span></text:p>
      <text:p text:style-name="P7"><text:span text:style-name="T1">Otherwise this would not have happened</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1">License </text:span></text:p>
      <text:p text:style-name="P8"><text:span text:style-name="T1">If you use this in any of your games. Give credit in the GDD (this document) to Alec Markarian and Benjamin Stanley. We did work so you don’t have to. <text:s text:c="2"/></text:span></text:p>
      <text:p text:style-name="P4"/>
      <text:p text:style-name="P7"><text:span text:style-name="T1">Feel free to Modify, redistribute but </text:span><text:span text:style-name="T3">not sell</text:span><text:span text:style-name="T1"> this document.</text:span></text:p>
      <text:p text:style-name="P4"/>
      <text:p text:style-name="P4"/>
      <text:p text:style-name="P7"><text:span text:style-name="T1">TL;DR - Keep the credits section of this document intact and we are good and do not sell it.</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text:soft-page-break/></text:p>
      <text:p text:style-name="P6"/>
      <text:p text:style-name="P6"/>
      <text:p text:style-name="P6"/>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
        </text:index-body>
      </text:table-of-content>
      <text:p text:style-name="P13"><text:a xlink:type="simple" xlink:href="#_30j0zll" text:style-name="Index_20_Link" text:visited-style-name="Index_20_Link"><text:span text:style-name="T6">Overview</text:span></text:a></text:p>
      <text:p text:style-name="P15"><text:a xlink:type="simple" xlink:href="#_1fob9te" text:style-name="Index_20_Link" text:visited-style-name="Index_20_Link"><text:span text:style-name="T6">Theme / Setting / Genre</text:span></text:a></text:p>
      <text:p text:style-name="P15"><text:a xlink:type="simple" xlink:href="#_3znysh7" text:style-name="Index_20_Link" text:visited-style-name="Index_20_Link"><text:span text:style-name="T6">Core Gameplay Mechanics Brief</text:span></text:a></text:p>
      <text:p text:style-name="P15"><text:a xlink:type="simple" xlink:href="#_2et92p0" text:style-name="Index_20_Link" text:visited-style-name="Index_20_Link"><text:span text:style-name="T6">Targeted platforms</text:span></text:a></text:p>
      <text:p text:style-name="P15"><text:a xlink:type="simple" xlink:href="#_tyjcwt" text:style-name="Index_20_Link" text:visited-style-name="Index_20_Link"><text:span text:style-name="T6">Monetization model (Brief/Document)</text:span></text:a></text:p>
      <text:p text:style-name="P15"><text:a xlink:type="simple" xlink:href="#_3dy6vkm" text:style-name="Index_20_Link" text:visited-style-name="Index_20_Link"><text:span text:style-name="T6">Project Scope</text:span></text:a></text:p>
      <text:p text:style-name="P15"><text:a xlink:type="simple" xlink:href="#_1t3h5sf" text:style-name="Index_20_Link" text:visited-style-name="Index_20_Link"><text:span text:style-name="T6">Influences (Brief)</text:span></text:a></text:p>
      <text:p text:style-name="P19"><text:a xlink:type="simple" xlink:href="#_4d34og8" text:style-name="Index_20_Link" text:visited-style-name="Index_20_Link"><text:span text:style-name="T6">- &lt;Influence #1&gt;</text:span></text:a></text:p>
      <text:p text:style-name="P19"><text:a xlink:type="simple" xlink:href="#_2s8eyo1" text:style-name="Index_20_Link" text:visited-style-name="Index_20_Link"><text:span text:style-name="T6">- &lt;Influence #2&gt;</text:span></text:a></text:p>
      <text:p text:style-name="P19"><text:a xlink:type="simple" xlink:href="#_17dp8vu" text:style-name="Index_20_Link" text:visited-style-name="Index_20_Link"><text:span text:style-name="T6">- &lt;Influence #3&gt;</text:span></text:a></text:p>
      <text:p text:style-name="P15"><text:a xlink:type="simple" xlink:href="#_26in1rg" text:style-name="Index_20_Link" text:visited-style-name="Index_20_Link"><text:span text:style-name="T6">The elevator Pitch</text:span></text:a></text:p>
      <text:p text:style-name="P15"><text:a xlink:type="simple" xlink:href="#_lnxbz9" text:style-name="Index_20_Link" text:visited-style-name="Index_20_Link"><text:span text:style-name="T6">Project Description (Brief):</text:span></text:a></text:p>
      <text:p text:style-name="P15"><text:a xlink:type="simple" xlink:href="#_35nkun2" text:style-name="Index_20_Link" text:visited-style-name="Index_20_Link"><text:span text:style-name="T6">Project Description (Detailed)</text:span></text:a></text:p>
      <text:p text:style-name="P21"><text:a xlink:type="simple" xlink:href="#_1ksv4uv" text:style-name="Index_20_Link" text:visited-style-name="Index_20_Link"><text:span text:style-name="T6">What sets this project apart?</text:span></text:a></text:p>
      <text:p text:style-name="P15"><text:a xlink:type="simple" xlink:href="#_44sinio" text:style-name="Index_20_Link" text:visited-style-name="Index_20_Link"><text:span text:style-name="T6">Core Gameplay Mechanics (Detailed)</text:span></text:a></text:p>
      <text:p text:style-name="P19"><text:a xlink:type="simple" xlink:href="#_2jxsxqh" text:style-name="Index_20_Link" text:visited-style-name="Index_20_Link"><text:span text:style-name="T6">- &lt;Core Gameplay Mechanic #1&gt;</text:span></text:a></text:p>
      <text:p text:style-name="P19"><text:a xlink:type="simple" xlink:href="#_z337ya" text:style-name="Index_20_Link" text:visited-style-name="Index_20_Link"><text:span text:style-name="T6">- &lt;Core Gameplay Mechanic #2&gt;</text:span></text:a></text:p>
      <text:p text:style-name="P19"><text:a xlink:type="simple" xlink:href="#_3j2qqm3" text:style-name="Index_20_Link" text:visited-style-name="Index_20_Link"><text:span text:style-name="T6">- &lt;Core Gameplay Mechanic #3&gt;</text:span></text:a></text:p>
      <text:p text:style-name="P19"><text:a xlink:type="simple" xlink:href="#_1y810tw" text:style-name="Index_20_Link" text:visited-style-name="Index_20_Link"><text:span text:style-name="T6">- &lt;Core Gameplay Mechanic #4&gt;</text:span></text:a></text:p>
      <text:p text:style-name="P21"><text:a xlink:type="simple" xlink:href="#_2xcytpi" text:style-name="Index_20_Link" text:visited-style-name="Index_20_Link"><text:span text:style-name="T6">Story and Gameplay</text:span></text:a></text:p>
      <text:p text:style-name="P15"><text:a xlink:type="simple" xlink:href="#_1ci93xb" text:style-name="Index_20_Link" text:visited-style-name="Index_20_Link"><text:span text:style-name="T6">Story (Brief)</text:span></text:a></text:p>
      <text:p text:style-name="P15"><text:soft-page-break/><text:a xlink:type="simple" xlink:href="#_3whwml4" text:style-name="Index_20_Link" text:visited-style-name="Index_20_Link"><text:span text:style-name="T6">Story (Detailed)</text:span></text:a></text:p>
      <text:p text:style-name="P15"><text:a xlink:type="simple" xlink:href="#_2bn6wsx" text:style-name="Index_20_Link" text:visited-style-name="Index_20_Link"><text:span text:style-name="T6">Gameplay (Brief)</text:span></text:a></text:p>
      <text:p text:style-name="P15"><text:a xlink:type="simple" xlink:href="#_qsh70q" text:style-name="Index_20_Link" text:visited-style-name="Index_20_Link"><text:span text:style-name="T6">Gameplay (Detailed)</text:span></text:a></text:p>
      <text:p text:style-name="P21"><text:a xlink:type="simple" xlink:href="#_3as4poj" text:style-name="Index_20_Link" text:visited-style-name="Index_20_Link"><text:span text:style-name="T6">Assets Needed</text:span></text:a></text:p>
      <text:p text:style-name="P15"><text:a xlink:type="simple" xlink:href="#_1pxezwc" text:style-name="Index_20_Link" text:visited-style-name="Index_20_Link"><text:span text:style-name="T6">- 2D</text:span></text:a></text:p>
      <text:p text:style-name="P15"><text:a xlink:type="simple" xlink:href="#_49x2ik5" text:style-name="Index_20_Link" text:visited-style-name="Index_20_Link"><text:span text:style-name="T6">- 3D</text:span></text:a></text:p>
      <text:p text:style-name="P15"><text:a xlink:type="simple" xlink:href="#_2p2csry" text:style-name="Index_20_Link" text:visited-style-name="Index_20_Link"><text:span text:style-name="T6">- Sound</text:span></text:a></text:p>
      <text:p text:style-name="P15"><text:a xlink:type="simple" xlink:href="#_147n2zr" text:style-name="Index_20_Link" text:visited-style-name="Index_20_Link"><text:span text:style-name="T6">- Code</text:span></text:a></text:p>
      <text:p text:style-name="P15"><text:a xlink:type="simple" xlink:href="#_3o7alnk" text:style-name="Index_20_Link" text:visited-style-name="Index_20_Link"><text:span text:style-name="T6">- Animation</text:span></text:a></text:p>
      <text:p text:style-name="P21"><text:a xlink:type="simple" xlink:href="#_23ckvvd" text:style-name="Index_20_Link" text:visited-style-name="Index_20_Link"><text:span text:style-name="T6">Schedule</text:span></text:a></text:p>
      <text:p text:style-name="P22"><text:a xlink:type="simple" xlink:href="#_ihv636" text:style-name="Index_20_Link" text:visited-style-name="Index_20_Link"><text:span text:style-name="T6">- &lt;Object #1&gt;</text:span></text:a></text:p>
      <text:p text:style-name="P22"><text:a xlink:type="simple" xlink:href="#_32hioqz" text:style-name="Index_20_Link" text:visited-style-name="Index_20_Link"><text:span text:style-name="T6">- &lt;Object #2&gt;</text:span></text:a></text:p>
      <text:p text:style-name="P15"><text:a xlink:type="simple" xlink:href="#_1hmsyys" text:style-name="Index_20_Link" text:visited-style-name="Index_20_Link"><text:span text:style-name="T6">- &lt;Object #3&gt;</text:span></text:a></text:p>
      <text:p text:style-name="P17"><text:a xlink:type="simple" xlink:href="#_41mghml" text:style-name="Index_20_Link" text:visited-style-name="Index_20_Link"><text:span text:style-name="T6">- &lt;Object #4&gt;</text:span></text:a></text:p>
      <text:p text:style-name="P20"/>
      <text:p text:style-name="P5"/>
      <text:p text:style-name="P6"/>
      <text:p text:style-name="P6"/>
      <text:p text:style-name="P6"/>
      <text:p text:style-name="P6"/>
      <text:p text:style-name="P45"><text:bookmark text:name="_30j0zll"/>Overview</text:p>
      <text:p text:style-name="P4"><text:soft-page-break/></text:p>
      <text:p text:style-name="P39"><text:bookmark text:name="_1fob9te"/>Theme / Setting / Genre</text:p>
      <text:p text:style-name="P8"><text:span text:style-name="T1"><text:tab/>- Nightmare Themed / Third Person / 3D Platformer</text:span></text:p>
      <text:p text:style-name="P39"><text:bookmark text:name="_3znysh7"/>Core Gameplay Mechanics Brief</text:p>
      <text:p text:style-name="P8"><text:span text:style-name="T1"><text:tab/>- Platforming</text:span></text:p>
      <text:p text:style-name="P8"><text:span text:style-name="T1"><text:tab/>- Obstacles</text:span></text:p>
      <text:p text:style-name="P8"><text:span text:style-name="T1"><text:tab/>- Item Collection</text:span></text:p>
      <text:p text:style-name="P8"><text:span text:style-name="T1"><text:tab/>- Damage and Health System</text:span></text:p>
      <text:p text:style-name="P8"><text:span text:style-name="T1"><text:tab/>- Powerups</text:span></text:p>
      <text:p text:style-name="P39"><text:bookmark text:name="_2et92p0"/>Targeted platforms</text:p>
      <text:p text:style-name="P8"><text:span text:style-name="T1"><text:tab/>- Windows</text:span></text:p>
      <text:p text:style-name="P8"><text:span text:style-name="T1"><text:tab/>- OSX</text:span></text:p>
      <text:p text:style-name="P8"><text:span text:style-name="T1"><text:tab/>- Linux</text:span></text:p>
      <text:p text:style-name="P39"><text:bookmark text:name="_tyjcwt"/>Monetization model (Brief/Document) </text:p>
      <text:p text:style-name="P16"><text:span text:style-name="T1">- Paid Final</text:span></text:p>
      <text:p text:style-name="P39"><text:bookmark text:name="_3dy6vkm"/>Project Scope </text:p>
      <text:p text:style-name="P8"><text:span text:style-name="T1"><text:tab/></text:span><text:span text:style-name="T4">- Expected Time to Completion</text:span></text:p>
      <text:p text:style-name="P8"><text:span text:style-name="T1"><text:tab/><text:tab/>- 4 hrs/person/week * 4 people * 8 weeks = 64 man-hours</text:span></text:p>
      <text:p text:style-name="P24"><text:span text:style-name="T1">- Final date: 5/11/2018</text:span></text:p>
      <text:p text:style-name="P25"/>
      <text:p text:style-name="P27"><text:span text:style-name="T4">- Company Team</text:span></text:p>
      <text:p text:style-name="P27"><text:soft-page-break/><text:span text:style-name="T1"><text:tab/>- Matt Durrin</text:span></text:p>
      <text:p text:style-name="P27"><text:span text:style-name="T1"><text:tab/><text:tab/>- Developer/Programmer</text:span></text:p>
      <text:p text:style-name="P27"><text:span text:style-name="T1"><text:tab/><text:tab/>- Cost - Literally works for peanuts </text:span></text:p>
      <text:p text:style-name="P30"><text:span text:style-name="T1">- Dave Rich</text:span></text:p>
      <text:p text:style-name="P29"><text:span text:style-name="T1"><text:tab/><text:tab/>- Developer/Programmer</text:span></text:p>
      <text:p text:style-name="P29"><text:span text:style-name="T1"><text:tab/><text:tab/>- Cost - A case of Cold Smoke</text:span></text:p>
      <text:p text:style-name="P27"><text:span text:style-name="T1"><text:tab/>- Blake Simmel</text:span></text:p>
      <text:p text:style-name="P31"><text:span text:style-name="T1">- Developer/Programmer</text:span></text:p>
      <text:p text:style-name="P31"><text:span text:style-name="T1">- Cost - About tree-fiddy</text:span></text:p>
      <text:p text:style-name="P25"/>
      <text:p text:style-name="P24"><text:span text:style-name="T1">- Jason Haroldson</text:span></text:p>
      <text:p text:style-name="P24"><text:span text:style-name="T1"><text:tab/>- Artist/Programmer</text:span></text:p>
      <text:p text:style-name="P31"><text:span text:style-name="T1">- Cost - Unpaid intern</text:span></text:p>
      <text:p text:style-name="P33"/>
      <text:p text:style-name="P8"><text:span text:style-name="T4"><text:tab/>- Licenses / Hardware / Other Costs</text:span></text:p>
      <text:p text:style-name="P8"><text:span text:style-name="T4"><text:tab/><text:tab/></text:span><text:span text:style-name="T1">- Unity public license - $125 per month x 4 months</text:span></text:p>
      <text:p text:style-name="P8"><text:span text:style-name="T1"><text:tab/><text:tab/>- Blender public license - Free GNU GPL</text:span></text:p>
      <text:p text:style-name="P4"/>
      <text:p text:style-name="P8"><text:span text:style-name="T4"><text:tab/>- Total Costs with breakdown</text:span></text:p>
      <text:p text:style-name="P30"><text:span text:style-name="T1">- 16 Weeks</text:span></text:p>
      <text:p text:style-name="P30"><text:span text:style-name="T1">- 8 hours per week per person</text:span></text:p>
      <text:p text:style-name="P30"><text:soft-page-break/><text:span text:style-name="T1">- 4 group members</text:span></text:p>
      <text:p text:style-name="P30"><text:span text:style-name="T1">- Hourly billable rate - $50</text:span></text:p>
      <text:p text:style-name="P30"><text:span text:style-name="T1">- License costs - $500</text:span></text:p>
      <text:p text:style-name="P30"><text:span text:style-name="T4">- Total cost = $25,600 </text:span></text:p>
      <text:p text:style-name="P39"><text:bookmark text:name="_1t3h5sf"/>Influences (Brief)</text:p>
      <text:p text:style-name="P42"><text:bookmark text:name="_4d34og8"/><text:span text:style-name="T7"><text:tab/>- Influence #1</text:span></text:p>
      <text:p text:style-name="P1"><text:span text:style-name="T1"><text:tab/><text:tab/>- Super Mario Brothers</text:span></text:p>
      <text:p text:style-name="P23"><text:span text:style-name="T1">- You can't begin to talk about platforming games without first talking about Super Mario Brothers. <text:s/>Originally released in 1985 by the Nintendo Corporation, it became the most popular Nintendo title ever release with over 40 million units sold. <text:s/>The game essentially created the platforming genre and has spawned countless other games. <text:s/>This game will follow in the footsteps of Super Mario 64 as a 3d roaming platformer.</text:span></text:p>
      <text:p text:style-name="P42"><text:bookmark text:name="_2s8eyo1"/><text:span text:style-name="T7"><text:tab/>- Influence #2</text:span></text:p>
      <text:p text:style-name="P1"><text:span text:style-name="T1"><text:tab/><text:tab/>- Wipeout</text:span></text:p>
      <text:p text:style-name="P23"><text:span text:style-name="T1">- Wipeout is basically a real life version of a platforming game. <text:s/>Contestants on the show ran an obstacle course that fought back with moving platforms, mud pits, and traps to throw the player off of the course in hilarious ways. <text:s/>This game will follow along with that model by implementing a reactive course that doesn't want you to win. <text:s/>This model was selected because it will really allow our use of ragdoll physics to be put on display.</text:span></text:p>
      <text:p text:style-name="P42"><text:bookmark text:name="_17dp8vu"/><text:span text:style-name="T7"><text:tab/>- Influence #3</text:span></text:p>
      <text:p text:style-name="P1"><text:span text:style-name="T1"><text:tab/><text:tab/>- Mirror’s Edge</text:span></text:p>
      <text:p text:style-name="P23"><text:span text:style-name="T1">- Mirror’s Edge is a First-Person 3D Platformer set in a dystopian society where you play as a ‘runner’, a courier delivering messages while avoiding government surveillance. <text:s/>It is unique in the genre for relatively realistic physics and a parkour aesthetic. <text:s/>The inspiration we draw from this game comes in the way that its gameplay is centered around the platforming mechanics, as opposed to fighting enemies, which is the focus of the majority of platformers. </text:span></text:p>
      <text:p text:style-name="P40"><text:bookmark text:name="_3rdcrjn"/>The elevator Pitch</text:p>
      <text:p text:style-name="P8"><text:span text:style-name="T1">“Conquer your old college nightmares, collect your homework, and make it to class on time in this crazy education based 3d platformer.”</text:span></text:p>
      <text:p text:style-name="P4"/>
      <text:p text:style-name="P39"><text:bookmark text:name="_lnxbz9"/>Project Description (Brief):</text:p>
      <text:p text:style-name="P4"/>
      <text:p text:style-name="P27"><text:span text:style-name="T1">The game will be a combination of over-the-shoulder 3rd person rpg and action platformer, with a dynamic environment that reacts to movement and player position to provide an additional level of difficulty. <text:s/>The player will be required to make their way through an obstacle course filled with platform to platform movement and obstacle evasion. <text:s/>In addition to the obstacles in the players way, they will also need to pick up a collection of items throughout the course to gain enough resources (in this case papers) to complete the level.</text:span></text:p>
      <text:p text:style-name="P28"/>
      <text:p text:style-name="P27"><text:soft-page-break/><text:span text:style-name="T1">The platforming component of the game will require running, jumping, climbing, and sliding to make it from one area to another without falling off of the platform or being injured by the obstacles and traps laid out in the course. <text:s/>If the player can collect enough paper items and make it to the end of the course before time runs out, then they will “pass their class” and be able to move on to the next level.</text:span></text:p>
      <text:p text:style-name="P39"><text:bookmark text:name="_35nkun2"/>Project Description (Detailed)</text:p>
      <text:p text:style-name="P2"/>
      <text:p text:style-name="P1"><text:span text:style-name="T1"><text:tab/>The project will utilize the Unity 3d game development engine for world creation, player animation, and gameplay, utilizing both the Unity controller and C# scripting. <text:s/>Blender will be used as the modeling component for any custom items that are deemed necessary and cannot be sourced from an open-source repository. <text:s/>The game will initially be designed to run in a Windows, Mac, or Linux environment, with the possibility of a mobile adaptation if the time frame allows for additional development.</text:span></text:p>
      <text:p text:style-name="P2"/>
      <text:p text:style-name="P1"><text:span text:style-name="T1"><text:tab/>The project will involve the creation of a 3d world for the player to move through, consisting of platforms configured in such a way that movement between them will be necessary to complete each level. <text:s/>The initial design will be a “sandbox” model where the player is free to move about the world, but only in a limited fashion. <text:s/>An optimal route through the level will be designed, but the player will not be penalized if an alternate route is taken, assuming the player is still able to complete the item collection goals and reach the endpoint prior to the timer expiring.</text:span></text:p>
      <text:p text:style-name="P2"/>
      <text:p text:style-name="P1"><text:span text:style-name="T1"><text:tab/>In addition to the platforming aspect of the game, traps and obstacles will be built into the level to add an additional layer of difficulty. <text:s/>The player character will be built with a limited number of health points, and obstacles will reduce these points if not successfully navigated. <text:s/>If the players health points drop to zero the player will “lose” and be required to start the level over from the beginning entry point. <text:s/>Falling from the platforms will also result in a loss because there is no intention to add a floor to the level, instead opting for a “falling into the void” type of environment. <text:s/></text:span></text:p>
      <text:p text:style-name="P2"/>
      <text:p text:style-name="P1"><text:span text:style-name="T1"><text:tab/>The game will be built with game physics in mind with consideration for gravity, velocity, and acceleration. <text:s/>All of these factors will need to be calculated accurately to ensure consistent gameplay. <text:s/>Traps in the game will utilize collision detection to detect when a player has come into contact with one of the traps in the course, and ragdoll physics will be used to animate the players reaction to a trap being triggered. <text:s/>Each trap will reduce the players health by an amount proportional to the severity of the trap (i.e - a book flying open and knocking the player backwards will reduce health by a small amount, while a boot slamming shut and crushing the player will reduce health by a large amount). <text:s/></text:span></text:p>
      <text:p text:style-name="P2"/>
      <text:p text:style-name="P1"><text:span text:style-name="T1"><text:tab/>A player will be able to “win” each level in the game by collecting a minimum number of the pages throughout the level and reaching an end “submission” point before the levels timer expires. <text:s/>The more of the collectable items a player is able to pick up in the level, the higher their point total will be once the endpoint is reached. <text:s/>A high score list will be maintained to keep track of each players progress through the level and add a competitive aspect to the game. <text:s/>The game will launch with a set number of levels, but a DLC model will be used to add content to the game after its initial creation and deployment.</text:span></text:p>
      <text:p text:style-name="P45"><text:bookmark text:name="_1ksv4uv"/>What sets this project apart?</text:p>
      <text:p text:style-name="P16"><text:span text:style-name="T1">- Its a real nightmare that several people in this class have probably experienced.</text:span></text:p>
      <text:p text:style-name="P16"><text:span text:style-name="T1">- It will utilize an item collection system to push the player to fully explore each level</text:span></text:p>
      <text:p text:style-name="P16"><text:span text:style-name="T1">- The light hearted feel of the game will make the game appropriate for a wide player base</text:span></text:p>
      <text:p text:style-name="P8"><text:span text:style-name="T1"><text:tab/>- Multiple ways to “win” a level will keep replayability high</text:span></text:p>
      <text:p text:style-name="P39"><text:bookmark text:name="_c83r34r4xmex"/>Core Gameplay Mechanics (Detailed)</text:p>
      <text:p text:style-name="P42"><text:bookmark text:name="_2jxsxqh"/><text:span text:style-name="T7"><text:tab/>- Platforming</text:span></text:p>
      <text:p text:style-name="P8"><text:span text:style-name="T1"><text:tab/><text:tab/>- Platforming will deal with jumping across different platforms and avoiding traps. A movement system with many abilities and lots of freedom will be used. Such abilities would include a double jump, high jump, long jump, and wall jumping. Such freedom in movement will include being able to control the character through the air when jumping.</text:span></text:p>
      <text:p text:style-name="P42"><text:bookmark text:name="_z337ya"/><text:span text:style-name="T7"><text:tab/>- Obstacles</text:span></text:p>
      <text:p text:style-name="P1"><text:soft-page-break/><text:span text:style-name="T1"><text:tab/><text:tab/>- Obstacles will be placed all throughout the levels that will be in the way of the player. These obstacles can be anything from a simple pit that the player can fall into to moving traps that can catch the player by surprise.</text:span></text:p>
      <text:p text:style-name="P42"><text:bookmark text:name="_3j2qqm3"/><text:span text:style-name="T7"><text:tab/>- Item Collection</text:span></text:p>
      <text:p text:style-name="P1"><text:span text:style-name="T1"><text:tab/><text:tab/>- The player will be able to collected items that will restore their health, give various buffs, or upgrade different abilities such as different types of power ups.</text:span></text:p>
      <text:p text:style-name="P42"><text:bookmark text:name="_5dms0qjha9hh"/><text:span text:style-name="T7"><text:tab/>- Damage and Health System</text:span></text:p>
      <text:p text:style-name="P11"><text:span text:style-name="T1"><text:tab/><text:tab/>- The player can get damaged by obstacles placed throughout the levels. The player will have a fixed amount of health, and if this health goes to zero, then the player dies and must start from the beginning. Items will allow the player to restore health, and slow the loss of health.</text:span></text:p>
      <text:p text:style-name="P44"><text:bookmark text:name="_1y810tw"/><text:span text:style-name="T7">- Powerups</text:span></text:p>
      <text:p text:style-name="P11"><text:span text:style-name="T1"><text:tab/><text:tab/>-Various power ups will exist in the game placed in optional, and harder to get to areas. These powerups will give the player special abilities, such as higher and longer jumping.</text:span></text:p>
      <text:p text:style-name="P45"><text:bookmark text:name="_2xcytpi"/>Story and Gameplay</text:p>
      <text:p text:style-name="P1"/>
      <text:p text:style-name="P39"><text:bookmark text:name="_1ci93xb"/>Story (Brief)</text:p>
      <text:p text:style-name="P1"/>
      <text:p text:style-name="P1"><text:span text:style-name="T1">The objective of the game is to make it through the obstacle course and collect enough of your scattered final papers to pass your class.</text:span></text:p>
      <text:p text:style-name="P39"><text:bookmark text:name="_3whwml4"/>Story (Detailed)</text:p>
      <text:p text:style-name="P1"/>
      <text:p text:style-name="P1"><text:span text:style-name="T1">The player assumes the role of a student on the way to drop of their final paper. <text:s/>As the player gets to campus, a hellacious wind kicks up and scatters the poor students final paper all over campus which has now morphed into a devious course full of traps and obstacles. <text:s/>The universe has turned against the poor student and is intent on blocking the poor souls graduation, so the player must muster all of their strength and fortitude to overcome their plight. <text:s/>Their future is up to you now.</text:span></text:p>
      <text:p text:style-name="P9"/>
      <text:p text:style-name="P39"><text:bookmark text:name="_2bn6wsx"/>Gameplay (Brief)</text:p>
      <text:p text:style-name="P1"><text:span text:style-name="T1">The basic gameplay will involve platform-to-platform movement, obstacle evasion, and item collection.</text:span></text:p>
      <text:p text:style-name="P39"><text:bookmark text:name="_qsh70q"/>Gameplay (Detailed)</text:p>
      <text:p text:style-name="P1"><text:span text:style-name="T1">The player will start at an initial entry platform and will need to navigate through the pre-set course while collecting “page” items that will be positioned at different points in the course. <text:s/>Movement between the platforms will be done via running, jumping, climbing, and sliding, while item collection will be done by coming into contact with the “page” items. <text:s/>There will be a timer element that requires the player to collect a minimum number of pages and reach the endpoint of the course before the timer expires or the level will end and the player will need to repeat the course (pun intended). <text:s/></text:span></text:p>
      <text:p text:style-name="P45"><text:bookmark text:name="_3as4poj"/>Assets Needed</text:p>
      <text:p text:style-name="P9"><text:soft-page-break/></text:p>
      <text:p text:style-name="P39"><text:bookmark text:name="_1pxezwc"/>- 2D</text:p>
      <text:p text:style-name="P1"><text:span text:style-name="T4"><text:tab/>- Textures</text:span></text:p>
      <text:p text:style-name="P1"><text:span text:style-name="T4"><text:tab/><text:tab/></text:span><text:span text:style-name="T1">- Initial splash screen backgrounds</text:span></text:p>
      <text:p text:style-name="P1"><text:span text:style-name="T1"><text:tab/><text:tab/>- High score screen backgrounds</text:span></text:p>
      <text:p text:style-name="P1"><text:span text:style-name="T1"><text:tab/><text:tab/>- Informational screen backgrounds</text:span></text:p>
      <text:p text:style-name="P39"><text:bookmark text:name="_49x2ik5"/>- 3D</text:p>
      <text:p text:style-name="P1"><text:span text:style-name="T4"><text:tab/>- Characters List</text:span></text:p>
      <text:p text:style-name="P1"><text:span text:style-name="T1"><text:tab/><text:tab/>- Only one avatar is planned for initial development</text:span></text:p>
      <text:p text:style-name="P2"/>
      <text:p text:style-name="P1"><text:span text:style-name="T4"><text:tab/>- Environmental Art Lists</text:span></text:p>
      <text:p text:style-name="P1"><text:span text:style-name="T1"><text:tab/><text:tab/>- Platform styles (Books, Sidewalks, etc…)</text:span></text:p>
      <text:p text:style-name="P1"><text:span text:style-name="T1"><text:tab/><text:tab/>- Traps (More books, spikes, trees, etc…)</text:span></text:p>
      <text:p text:style-name="P1"><text:span text:style-name="T1"><text:tab/><text:tab/>- Sky textures </text:span></text:p>
      <text:p text:style-name="P1"><text:span text:style-name="T1"><text:tab/><text:tab/>- Floor textures</text:span></text:p>
      <text:p text:style-name="P39"><text:bookmark text:name="_2p2csry"/>- Sound</text:p>
      <text:p text:style-name="P1"><text:span text:style-name="T4"><text:tab/>- Sound List (Ambient)</text:span></text:p>
      <text:p text:style-name="P1"><text:span text:style-name="T4"><text:tab/><text:tab/></text:span><text:span text:style-name="T1">- Each level will have its own unique ambient sounds</text:span></text:p>
      <text:p text:style-name="P1"><text:span text:style-name="T4"><text:tab/><text:tab/></text:span></text:p>
      <text:p text:style-name="P40"><text:bookmark text:name="_en4olff9vqzm"/>- Sound List (Player)</text:p>
      <text:p text:style-name="P1"><text:span text:style-name="T4"><text:tab/><text:tab/>- Character Movement Sound List</text:span></text:p>
      <text:p text:style-name="P1"><text:soft-page-break/><text:span text:style-name="T1"><text:tab/><text:tab/><text:tab/>- Jump</text:span></text:p>
      <text:p text:style-name="P1"><text:span text:style-name="T1"><text:tab/><text:tab/><text:tab/>- Run</text:span></text:p>
      <text:p text:style-name="P34"><text:span text:style-name="T1">- Slide </text:span></text:p>
      <text:p text:style-name="P1"><text:span text:style-name="T4"><text:tab/><text:tab/>- Character Hit / Collision Sound list</text:span></text:p>
      <text:p text:style-name="P34"><text:span text:style-name="T1">- Collision noises</text:span></text:p>
      <text:p text:style-name="P1"><text:span text:style-name="T1"><text:tab/><text:tab/><text:tab/>- Trap noises</text:span></text:p>
      <text:p text:style-name="P32"/>
      <text:p text:style-name="P1"><text:span text:style-name="T4"><text:tab/><text:tab/>- Character on Injured / Death sound list</text:span></text:p>
      <text:p text:style-name="P1"><text:span text:style-name="T1"><text:tab/><text:tab/><text:tab/>- Injury noise</text:span></text:p>
      <text:p text:style-name="P1"><text:span text:style-name="T1"><text:tab/><text:tab/><text:tab/>- Death noise</text:span></text:p>
      <text:p text:style-name="P1"><text:span text:style-name="T1"><text:tab/><text:tab/><text:tab/>- Level failure noise</text:span></text:p>
      <text:p text:style-name="P9"/>
      <text:p text:style-name="P39"><text:bookmark text:name="_147n2zr"/>- Code</text:p>
      <text:p text:style-name="P1"><text:span text:style-name="T4"><text:tab/>- Character Scripts (Player Pawn/Player Controller)</text:span></text:p>
      <text:p text:style-name="P1"><text:span text:style-name="T4"><text:tab/><text:tab/></text:span><text:span text:style-name="T1">- Player run</text:span></text:p>
      <text:p text:style-name="P1"><text:span text:style-name="T1"><text:tab/><text:tab/>- Player jump</text:span></text:p>
      <text:p text:style-name="P1"><text:span text:style-name="T1"><text:tab/><text:tab/>- Player slide</text:span></text:p>
      <text:p text:style-name="P1"><text:span text:style-name="T1"><text:tab/><text:tab/>- Player fall</text:span></text:p>
      <text:p text:style-name="P1"><text:span text:style-name="T1"><text:tab/><text:tab/>- Player victory animation</text:span></text:p>
      <text:p text:style-name="P1"><text:span text:style-name="T4"><text:tab/>- Ambient Scripts (Runs in the background)</text:span></text:p>
      <text:p text:style-name="P26"><text:span text:style-name="T1"><text:tab/>- Cloud movement in the sky</text:span></text:p>
      <text:p text:style-name="P26"><text:soft-page-break/><text:span text:style-name="T1"><text:tab/>- Movement of the “void” at the floor of the level</text:span></text:p>
      <text:p text:style-name="P26"><text:span text:style-name="T4">- NPC Scripts</text:span></text:p>
      <text:p text:style-name="P26"><text:span text:style-name="T1"><text:tab/>- No NPC’s are planned at this time.</text:span></text:p>
      <text:p text:style-name="P39"><text:bookmark text:name="_3o7alnk"/>- Animation</text:p>
      <text:p text:style-name="P1"><text:span text:style-name="T4"><text:tab/>- Environment Animations </text:span></text:p>
      <text:p text:style-name="P1"><text:span text:style-name="T1"><text:tab/><text:tab/>- Sky movement</text:span></text:p>
      <text:p text:style-name="P1"><text:span text:style-name="T1"><text:tab/><text:tab/>- Ground movement</text:span></text:p>
      <text:p text:style-name="P1"><text:span text:style-name="T1"><text:tab/><text:tab/>- Platform movement</text:span></text:p>
      <text:p text:style-name="P1"><text:span text:style-name="T1"><text:tab/><text:tab/>- Trap animations</text:span></text:p>
      <text:p text:style-name="P2"/>
      <text:p text:style-name="P1"><text:span text:style-name="T4"><text:tab/>- Character Animations </text:span></text:p>
      <text:p text:style-name="P1"><text:span text:style-name="T4"><text:tab/><text:tab/>- Player</text:span></text:p>
      <text:p text:style-name="P34"><text:span text:style-name="T1">- Run</text:span></text:p>
      <text:p text:style-name="P34"><text:span text:style-name="T1">- Jump</text:span></text:p>
      <text:p text:style-name="P34"><text:span text:style-name="T1">- Slide</text:span></text:p>
      <text:p text:style-name="P34"><text:span text:style-name="T1">- Climb</text:span></text:p>
      <text:p text:style-name="P34"><text:span text:style-name="T1">- Ragdoll/Fall</text:span></text:p>
      <text:p text:style-name="P1"><text:span text:style-name="T4"><text:tab/><text:tab/></text:span></text:p>
      <text:p text:style-name="P46"><text:bookmark text:name="_ky2mnh5hy0un"/></text:p>
      <text:p text:style-name="P47"><text:bookmark text:name="_vzgewylttr97"/>Schedule</text:p>
      <text:p text:style-name="P11"><text:tab/><text:span text:style-name="T5">- Milestone 1</text:span></text:p>
      <text:p text:style-name="P11"><text:tab/><text:tab/>- January 31, 2018</text:p>
      <text:p text:style-name="P11"><text:span text:style-name="T1"><text:tab/><text:tab/><text:tab/>- Project idea</text:span></text:p>
      <text:p text:style-name="P35"><text:span text:style-name="T1">- Platform decision</text:span></text:p>
      <text:p text:style-name="P11"/>
      <text:p text:style-name="P11"><text:tab/><text:span text:style-name="T5">- Milestone 2</text:span></text:p>
      <text:p text:style-name="P11"><text:tab/><text:tab/>- February 14, 2018</text:p>
      <text:p text:style-name="P11"><text:span text:style-name="T1"><text:tab/><text:tab/><text:tab/>- Game Design Document</text:span></text:p>
      <text:p text:style-name="P11"><text:span text:style-name="T1"><text:tab/><text:tab/><text:tab/>- Fleshed out backstory</text:span></text:p>
      <text:p text:style-name="P11"><text:span text:style-name="T1"><text:tab/><text:tab/><text:tab/>- Working proof of concept</text:span></text:p>
      <text:p text:style-name="P43"><text:bookmark text:name="_ihv636"/><text:span text:style-name="T7"><text:tab/>- Milestone 3</text:span></text:p>
      <text:p text:style-name="P1"><text:tab/><text:tab/>- February 28, 2018</text:p>
      <text:p text:style-name="P1"><text:span text:style-name="T1"><text:tab/><text:tab/><text:tab/>- Design documents:</text:span></text:p>
      <text:list xml:id="list734061497134933541" text:style-name="WWNum2">
        <text:list-item>
          <text:p text:style-name="P36"><text:span text:style-name="T1">Class diagram</text:span></text:p>
        </text:list-item>
        <text:list-item>
          <text:p text:style-name="P36"><text:span text:style-name="T1">Use case diagram</text:span></text:p>
        </text:list-item>
        <text:list-item>
          <text:p text:style-name="P36"><text:span text:style-name="T1">High level prototypes</text:span></text:p>
        </text:list-item>
      </text:list>
      <text:p text:style-name="P1"><text:span text:style-name="T1"><text:tab/><text:tab/><text:tab/>- Implement gameplay elements</text:span></text:p>
      <text:p text:style-name="P43"><text:bookmark text:name="_32hioqz"/><text:span text:style-name="T7"><text:tab/>- Presentation 1</text:span></text:p>
      <text:p text:style-name="P1"><text:tab/><text:tab/>- March 12 - 18</text:p>
      <text:p text:style-name="P1"><text:span text:style-name="T1"><text:tab/><text:tab/><text:tab/>- Present:</text:span></text:p>
      <text:list xml:id="list3873040518333109496" text:style-name="WWNum1">
        <text:list-item>
          <text:p text:style-name="P37"><text:soft-page-break/><text:span text:style-name="T1">Backstory</text:span></text:p>
        </text:list-item>
        <text:list-item>
          <text:p text:style-name="P37"><text:span text:style-name="T1">Specifications</text:span></text:p>
        </text:list-item>
        <text:list-item>
          <text:p text:style-name="P37"><text:span text:style-name="T1">Design documents</text:span></text:p>
        </text:list-item>
        <text:list-item>
          <text:p text:style-name="P37"><text:span text:style-name="T1">Timelime</text:span></text:p>
        </text:list-item>
        <text:list-item>
          <text:p text:style-name="P37"><text:span text:style-name="T1">Current status with game demo</text:span></text:p>
        </text:list-item>
      </text:list>
      <text:p text:style-name="P35"><text:span text:style-name="T1">- Develop levels</text:span></text:p>
      <text:p text:style-name="P43"><text:bookmark text:name="_1hmsyys"/><text:span text:style-name="T7"><text:tab/>- Milestone 4</text:span></text:p>
      <text:p text:style-name="P1"><text:tab/><text:tab/>- April 4, 2018</text:p>
      <text:p text:style-name="P1"><text:span text:style-name="T1"><text:tab/><text:tab/><text:tab/>- 1-2 page report on implementation</text:span></text:p>
      <text:p text:style-name="P35"><text:span text:style-name="T1">- Begin Testing</text:span></text:p>
      <text:p text:style-name="P43"><text:bookmark text:name="_41mghml"/><text:span text:style-name="T7"><text:tab/>- Milestone 5</text:span></text:p>
      <text:p text:style-name="P1"><text:tab/><text:tab/>- April 11, 2018</text:p>
      <text:p text:style-name="P1"><text:span text:style-name="T1"><text:tab/><text:tab/><text:tab/>- Implementation update</text:span></text:p>
      <text:p text:style-name="P1"><text:span text:style-name="T1"><text:tab/><text:tab/><text:tab/>- Test cases:</text:span></text:p>
      <text:list xml:id="list7200234651338583735" text:style-name="WWNum3">
        <text:list-item>
          <text:p text:style-name="P38"><text:span text:style-name="T1">Unit tests</text:span></text:p>
        </text:list-item>
        <text:list-item>
          <text:p text:style-name="P38"><text:span text:style-name="T1">User tests</text:span></text:p>
        </text:list-item>
        <text:list-item>
          <text:p text:style-name="P38"><text:span text:style-name="T1">Usability tests</text:span></text:p>
        </text:list-item>
      </text:list>
      <text:p text:style-name="P35"><text:span text:style-name="T1">- Final touches and bug fixing</text:span></text:p>
      <text:p text:style-name="P44"><text:bookmark text:name="_msh7fhkyqldi"/><text:span text:style-name="T7">- Final Presentation</text:span></text:p>
      <text:p text:style-name="P18"><text:tab/>- April 30 - May 6, 2018</text:p>
      <text:p text:style-name="P35"><text:span text:style-name="T1">- Final version</text:span></text:p>
      <text:p text:style-name="P14"><text:soft-page-break/><text:span text:style-name="T1"><text:tab/></text:span><text:span text:style-name="T5">- Final Project Submission</text:span></text:p>
      <text:p text:style-name="P18"><text:tab/>- May 7 - 13, 201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ListLabel_20_1" style:display-name="ListLabel 1" style:family="text">
      <style:text-properties style:font-name="Trebuchet MS" fo:font-family="'Trebuchet MS'" style:font-family-generic="roman" style:font-pitch="variable"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fo:font-family="'Trebuchet MS'" style:font-family-generic="roman" style:font-pitch="variable"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rebuchet MS" fo:font-family="'Trebuchet MS'" style:font-family-generic="roman" style:font-pitch="variable"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page-layout style:name="Mpm1">
      <style:page-layout-properties fo:page-width="8.5in" fo:page-height="11in" style:num-format="1" style:print-orientation="portrait" fo:margin-top="1in" fo:margin-bottom="0.2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233" meta:word-count="2238" meta:character-count="12876" meta:non-whitespace-character-count="10646"/>
    <meta:generator>LibreOfficeDev/5.1.0.3$Linux_X86_64 LibreOffice_project/</meta:generator>
  </office:meta>
</office:document-meta>
</file>